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f9cb" officeooo:paragraph-rsid="0011f9c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f9cb" officeooo:paragraph-rsid="0011f9c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officeooo:rsid="0013e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hemäärittely</text:p>
      <text:p text:style-name="P2"><text:line-break/>Aihe: <text:span text:style-name="T1">Lyhin reitti tasossa (Reaaliavaruudessa R</text:span><text:span text:style-name="T2">^2)</text:span></text:p>
      <text:p text:style-name="P2"><text:span text:style-name="T2"><text:line-break/></text:span><text:span text:style-name="T3">Kuvaus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13:20:48.920000000</meta:creation-date>
    <meta:editing-duration>PT4H6M49S</meta:editing-duration>
    <meta:editing-cycles>2</meta:editing-cycles>
    <meta:generator>LibreOffice/4.3.0.4$Windows_x86 LibreOffice_project/62ad5818884a2fc2e5780dd45466868d41009ec0</meta:generator>
    <dc:date>2014-08-03T18:27:49.564000000</dc:date>
    <meta:document-statistic meta:table-count="0" meta:image-count="0" meta:object-count="0" meta:page-count="1" meta:paragraph-count="3" meta:word-count="8" meta:character-count="74" meta:non-whitespace-character-count="66"/>
  </office:meta>
</office:document-meta>
</file>